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HiddenHorzOCR" svg:font-family="HiddenHorzOCR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16.544cm" fo:margin-left="0.658cm" fo:margin-top="0cm" fo:margin-bottom="0cm" table:align="left" style:writing-mode="lr-tb"/>
    </style:style>
    <style:style style:name="Table1.A" style:family="table-column">
      <style:table-column-properties style:column-width="11.541cm"/>
    </style:style>
    <style:style style:name="Table1.B" style:family="table-column">
      <style:table-column-properties style:column-width="5.0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15" style:family="table-row">
      <style:table-row-properties style:min-row-height="0.43cm" fo:keep-together="auto"/>
    </style:style>
    <style:style style:name="Table1.52" style:family="table-row">
      <style:table-row-properties style:min-row-height="0.459cm" fo:keep-together="auto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4.658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List_20_Paragraph" style:list-style-name="WWNum4">
      <style:paragraph-properties fo:margin-left="0.649cm" fo:margin-top="0cm" fo:margin-bottom="0cm" style:contextual-spacing="true" fo:line-height="100%" fo:orphans="2" fo:widows="2" fo:text-indent="-0.63cm" style:auto-text-indent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style:letter-kerning="false" style:font-name-asian="HiddenHorzOCR" style:font-size-asian="12pt" style:language-asian="ar" style:country-asian="SA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7568e" officeooo:paragraph-rsid="0017568e" style:letter-kerning="false" style:font-name-asian="HiddenHorzOCR" style:font-size-asian="12pt" style:language-asian="ar" style:country-asian="SA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d0a09" officeooo:paragraph-rsid="001d0a09" style:letter-kerning="false" style:font-name-asian="HiddenHorzOCR" style:font-size-asian="12pt" style:language-asian="ar" style:country-asian="SA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1pt" fo:language="ru" fo:country="RU" officeooo:rsid="0017568e" officeooo:paragraph-rsid="0017568e" style:letter-kerning="false" style:font-name-asian="HiddenHorzOCR" style:font-size-asian="11pt" style:language-asian="ar" style:country-asian="SA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1pt" fo:language="ru" fo:country="RU" style:letter-kerning="false" style:font-name-asian="HiddenHorzOCR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1pt" fo:language="ru" fo:country="RU" style:letter-kerning="false" style:font-name-asian="HiddenHorzOCR" style:font-size-asian="11pt" style:language-asian="ar" style:country-asian="SA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b8c45" officeooo:paragraph-rsid="001b8c45" style:letter-kerning="false" style:font-name-asian="HiddenHorzOCR" style:font-size-asian="12pt" style:language-asian="ar" style:country-asian="SA" style:font-size-complex="12pt" style:language-complex="ar" style:country-complex="SA"/>
    </style:style>
    <style:style style:name="P11" style:family="paragraph" style:parent-style-name="List_20_Paragraph" style:list-style-name="WWNum4">
      <style:paragraph-properties fo:margin-left="0.649cm" fo:margin-top="0cm" fo:margin-bottom="0cm" style:contextual-spacing="true" fo:line-height="100%" fo:orphans="0" fo:widows="0" fo:text-indent="-0.63cm" style:auto-text-indent="false">
        <style:tab-stops>
          <style:tab-stop style:position="1cm"/>
        </style:tab-stops>
      </style:paragraph-properties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orphans="0" fo:widows="0">
        <style:tab-stops>
          <style:tab-stop style:position="1cm"/>
        </style:tab-stops>
      </style:paragraph-properties>
      <style:text-properties style:font-name="Times New Roman" fo:font-size="12pt" fo:language="ru" fo:country="RU" officeooo:rsid="0017568e" officeooo:paragraph-rsid="0017568e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style:letter-kerning="false" style:font-name-asian="HiddenHorzOCR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7568e" officeooo:paragraph-rsid="0017568e" style:letter-kerning="false" style:font-name-asian="HiddenHorzOCR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orphans="0" fo:widows="0">
        <style:tab-stops>
          <style:tab-stop style:position="1cm"/>
        </style:tab-stops>
      </style:paragraph-properties>
      <style:text-properties style:font-name="Times New Roman"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7568e" officeooo:paragraph-rsid="0017568e" style:letter-kerning="false" style:font-size-asian="12pt" style:language-asian="en" style:country-asian="US" style:font-size-complex="12pt" style:language-complex="ar" style:country-complex="SA"/>
    </style:style>
    <style:style style:name="P18" style:family="paragraph" style:parent-style-name="List_20_Paragraph" style:list-style-name="WWNum4">
      <style:paragraph-properties fo:margin-left="0.649cm" fo:margin-top="0cm" fo:margin-bottom="0cm" style:contextual-spacing="true" fo:line-height="100%" fo:orphans="0" fo:widows="0" fo:text-indent="-0.63cm" style:auto-text-indent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ru" fo:country="RU" officeooo:rsid="0017568e" officeooo:paragraph-rsid="0017568e" style:letter-kerning="false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ru" fo:country="RU" officeooo:rsid="001d0a09" officeooo:paragraph-rsid="001d0a09" style:letter-kerning="false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ru" fo:country="RU" officeooo:rsid="001d0a09" officeooo:paragraph-rsid="001dbbfb" style:letter-kerning="false" style:font-size-asian="12pt" style:language-asian="en" style:country-asian="US" style:font-size-complex="12pt" style:language-complex="ar" style:country-complex="SA"/>
    </style:style>
    <style:style style:name="P23" style:family="paragraph" style:parent-style-name="List_20_Paragraph" style:list-style-name="WWNum4">
      <style:paragraph-properties fo:margin-left="0.649cm" fo:margin-top="0cm" fo:margin-bottom="0cm" style:contextual-spacing="true" fo:line-height="100%" fo:orphans="0" fo:widows="0" fo:text-indent="-0.63cm" style:auto-text-indent="false"/>
      <style:text-properties style:font-name="Times New Roman" fo:font-size="12pt" fo:language="ru" fo:country="RU" style:letter-kerning="false" style:font-name-asian="TimesNewRoman" style:font-size-asian="12pt" style:language-asian="en" style:country-asian="US" style:font-size-complex="11pt" style:language-complex="ar" style:country-complex="SA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style:font-name="Times New Roman" fo:font-size="12pt" style:font-size-asian="12pt" style:font-weight-complex="bold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style:font-name="Times New Roman" fo:font-size="12pt" fo:font-weight="bold" officeooo:rsid="0017568e" officeooo:paragraph-rsid="001f8a6a" style:font-size-asian="12pt" style:font-weight-asian="bold" style:font-weight-complex="bold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style:font-name="Times New Roman" fo:font-size="12pt" officeooo:rsid="0017568e" officeooo:paragraph-rsid="001f8a6a" style:font-size-asian="12pt" style:font-weight-complex="bold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style:font-name="Times New Roman" fo:font-size="12pt" officeooo:rsid="001f8a6a" officeooo:paragraph-rsid="001f8a6a" style:font-size-asian="12pt" style:font-weight-complex="bold"/>
    </style:style>
    <style:style style:name="P2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</style:style>
    <style:style style:name="P2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style:font-name="Times New Roman" fo:font-size="12pt" style:font-size-asian="12pt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name-asian="HiddenHorzOCR" style:font-size-asian="12pt" style:language-asian="ar" style:country-asian="SA" style:font-size-complex="12pt"/>
    </style:style>
    <style:style style:name="T3" style:family="text">
      <style:text-properties style:font-name="Times New Roman" style:font-name-asian="HiddenHorzOCR" style:language-asian="ar" style:country-asian="SA" style:font-size-complex="12pt"/>
    </style:style>
    <style:style style:name="T4" style:family="text">
      <style:text-properties style:font-name="Times New Roman" style:font-name-asian="HiddenHorzOCR"/>
    </style:style>
    <style:style style:name="T5" style:family="text">
      <style:text-properties style:font-name="Times New Roman" fo:font-size="12pt" fo:language="en" fo:country="US" style:font-name-asian="HiddenHorzOCR" style:font-size-asian="12pt" style:language-asian="ar" style:country-asian="SA" style:font-size-complex="12pt"/>
    </style:style>
    <style:style style:name="T6" style:family="text">
      <style:text-properties style:font-name="Times New Roman" fo:font-size="12pt" fo:letter-spacing="0.007cm" style:font-size-asian="12pt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fo:letter-spacing="0.005cm" style:font-size-asian="12pt" style:font-size-complex="12pt"/>
    </style:style>
    <style:style style:name="T9" style:family="text">
      <style:text-properties style:font-name="Times New Roman" fo:font-size="12pt" style:font-name-asian="HiddenHorzOCR" style:font-size-asian="12pt" style:font-size-complex="12pt"/>
    </style:style>
    <style:style style:name="T10" style:family="text">
      <style:text-properties style:font-name="Times New Roman" fo:font-size="12pt" fo:letter-spacing="-0.018cm" style:font-size-asian="12pt" style:font-size-complex="12pt"/>
    </style:style>
    <style:style style:name="T11" style:family="text">
      <style:text-properties style:font-name="Times New Roman" fo:font-size="12pt" fo:letter-spacing="-0.012cm" style:font-size-asian="12pt" style:font-size-complex="12pt"/>
    </style:style>
    <style:style style:name="T12" style:family="text">
      <style:text-properties style:font-name="Times New Roman" fo:font-size="12pt" fo:letter-spacing="-0.016cm" style:font-size-asian="12pt" style:font-size-complex="12pt"/>
    </style:style>
    <style:style style:name="T13" style:family="text">
      <style:text-properties style:font-name="Times New Roman" fo:font-size="12pt" fo:language="en" fo:country="US" style:font-size-asian="12pt" style:font-size-complex="12pt"/>
    </style:style>
    <style:style style:name="T14" style:family="text">
      <style:text-properties style:font-name="Times New Roman" fo:font-size="12pt" style:font-size-asian="12pt"/>
    </style:style>
    <style:style style:name="T15" style:family="text">
      <style:text-properties style:font-name="Times New Roman" fo:font-size="12pt" fo:background-color="#ffffff" loext:char-shading-value="0" style:font-size-asian="12pt"/>
    </style:style>
    <style:style style:name="T16" style:family="text">
      <style:text-properties fo:color="#000000" loext:opacity="100%" style:font-name="Times New Roman" fo:font-size="12pt" fo:font-weight="normal" fo:background-color="#ffffff" loext:char-shading-value="0" style:font-size-asian="12pt" style:font-weight-asian="normal"/>
    </style:style>
    <style:style style:name="T17" style:family="text">
      <style:text-properties style:font-name="Times New Roman" fo:font-size="12pt" style:font-name-asian="TimesNewRoman" style:font-size-asian="12pt"/>
    </style:style>
    <style:style style:name="T18" style:family="text">
      <style:text-properties style:font-name="Times New Roman" fo:font-size="12pt" style:font-name-asian="TimesNewRoman" style:font-size-asian="12pt" style:font-size-complex="12pt"/>
    </style:style>
    <style:style style:name="T19" style:family="text">
      <style:text-properties style:font-name="Times New Roman" fo:font-size="12pt" style:font-name-asian="Calibri2" style:font-size-asian="12pt" style:font-size-complex="12pt" style:font-weight-complex="bold"/>
    </style:style>
    <style:style style:name="T20" style:family="text">
      <style:text-properties style:font-name="Times New Roman" fo:font-size="12pt" style:font-size-asian="12pt" style:font-weight-complex="bold"/>
    </style:style>
    <style:style style:name="T21" style:family="text">
      <style:text-properties officeooo:rsid="001f8a6a"/>
    </style:style>
    <style:style style:name="T22" style:family="text">
      <style:text-properties style:font-name="Times New Roman" fo:font-size="12pt" fo:font-style="italic" fo:font-weight="bold" style:font-size-asian="12pt" style:font-style-asian="italic" style:font-weight-asian="bold" style:font-weight-complex="bold"/>
    </style:style>
    <style:style style:name="T23" style:family="text">
      <style:text-properties fo:color="#1a1a1a" loext:opacity="100%" style:font-name="Times New Roman" fo:font-size="12pt" fo:background-color="#ffffff" loext:char-shading-value="0" style:font-size-asian="12pt" style:font-size-complex="10pt"/>
    </style:style>
    <style:style style:name="T24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25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26" style:family="text">
      <style:text-properties fo:color="#1a1a1a" loext:opacity="100%" style:font-name="Times New Roman" fo:font-size="12pt" style:font-size-asian="12pt" style:language-asian="ru" style:country-asian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Темы для рефератов/эссе по Физике (3 семестр, КИиИТ):</text:span><text:span text:style-name="T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 loext:marker-style-name="T2"><text:span text:style-name="T2">Тема эссе</text:span><text:span text:style-name="T2"/></text:p>
            </table:table-cell>
            <table:table-cell table:style-name="Table1.A1" office:value-type="string">
              <text:p text:style-name="P2" loext:marker-style-name="T2"><text:span text:style-name="T2">ФИО студента</text:span><text:span text:style-name="T2"/></text:p>
            </table:table-cell>
          </table:table-row>
        </table:table-header-rows>
        <table:table-row table:style-name="Table1.1">
          <table:table-cell table:style-name="Table1.A1" office:value-type="string">
            <text:list text:style-name="WWNum4">
              <text:list-item>
                <text:p text:style-name="P3" loext:marker-style-name="T2"><text:span text:style-name="T2">Магнитные свойства атомов. Диа- и парамагнетизм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Магнитные свойства атомов. Ферро-, антиферро- и ферримагнетизм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Релятивистская природа магнитного поля тока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Электромагнитные волны.</text:span><text:span text:style-name="T2"/></text:p>
              </text:list-item>
            </text:list>
          </table:table-cell>
          <table:table-cell table:style-name="Table1.A1" office:value-type="string">
            <text:p text:style-name="P5" loext:marker-style-name="T2">Чертк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Коэффициент самоиндукции и его зависимость от формы проводника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Принципы генерации электромагнитных волн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Полупроводниковые диоды.</text:span><text:span text:style-name="T2"/></text:p>
              </text:list-item>
            </text:list>
          </table:table-cell>
          <table:table-cell table:style-name="Table1.A1" office:value-type="string">
            <text:p text:style-name="P6" loext:marker-style-name="T2">Вентере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Магнитоуправляемые наночастицы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Механизм полярных сияний.</text:span><text:span text:style-name="T2"/></text:p>
              </text:list-item>
            </text:list>
          </table:table-cell>
          <table:table-cell table:style-name="Table1.A1" office:value-type="string">
            <text:p text:style-name="P7" loext:marker-style-name="T3">Зелен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Ускорители элементарных частиц.</text:span><text:span text:style-name="T2"/></text:p>
              </text:list-item>
            </text:list>
          </table:table-cell>
          <table:table-cell table:style-name="Table1.A1" office:value-type="string">
            <text:p text:style-name="P8" loext:marker-style-name="T4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Детекторы частиц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Спектр электромагнитного излучения.</text:span><text:span text:style-name="T2"/></text:p>
              </text:list-item>
            </text:list>
          </table:table-cell>
          <table:table-cell table:style-name="Table1.A1" office:value-type="string">
            <text:p text:style-name="P9" loext:marker-style-name="T3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Магниторецепция у живых организмов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5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Интернет/</text:span><text:span text:style-name="T5">Wi-Fi</text:span><text:span text:style-name="T2"> технологии.</text:span></text:p>
              </text:list-item>
            </text:list>
          </table:table-cell>
          <table:table-cell table:style-name="Table1.A1" office:value-type="string">
            <text:p text:style-name="P5" loext:marker-style-name="T2">Григорье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Атомные силовые микроскопы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Электростатические фильтры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Ионисторы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Пинч-эффект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Ядерный магнитный резонанс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Принципы организации сотовой связи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Система глобального позиционирования.</text:span><text:span text:style-name="T2"/></text:p>
              </text:list-item>
            </text:list>
          </table:table-cell>
          <table:table-cell table:style-name="Table1.A1" office:value-type="string">
            <text:p text:style-name="P10" loext:marker-style-name="T2">Рудяк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Термоэлектричество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1" loext:marker-style-name="T6"><text:span text:style-name="T7">Интерференция</text:span><text:span text:style-name="T6"> </text:span><text:span text:style-name="T7">и</text:span><text:span text:style-name="T6"> </text:span><text:span text:style-name="T7">дифракция</text:span><text:span text:style-name="T6"> </text:span><text:span text:style-name="T7">света.</text:span><text:span text:style-name="T8"> </text:span><text:span text:style-name="T7">Голография.</text:span><text:span text:style-name="T6"> </text:span></text:p>
              </text:list-item>
            </text:list>
          </table:table-cell>
          <table:table-cell table:style-name="Table1.A1" office:value-type="string">
            <text:p text:style-name="P12" loext:marker-style-name="T7">Хусаин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Голографическая запись информации</text:span><text:span text:style-name="T7"/></text:p>
              </text:list-item>
            </text:list>
          </table:table-cell>
          <table:table-cell table:style-name="Table1.A1" office:value-type="string">
            <text:p text:style-name="P13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9">Спектры, спектральный анализ</text:span><text:span text:style-name="T9"/></text:p>
              </text:list-item>
            </text:list>
          </table:table-cell>
          <table:table-cell table:style-name="Table1.A1" office:value-type="string">
            <text:p text:style-name="P14" loext:marker-style-name="T9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9">Электрический ток в газах</text:span><text:span text:style-name="T9"/></text:p>
              </text:list-item>
            </text:list>
          </table:table-cell>
          <table:table-cell table:style-name="Table1.A1" office:value-type="string">
            <text:p text:style-name="P14" loext:marker-style-name="T9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9">Электрическое поле в веществе</text:span><text:span text:style-name="T9"/></text:p>
              </text:list-item>
            </text:list>
          </table:table-cell>
          <table:table-cell table:style-name="Table1.A1" office:value-type="string">
            <text:p text:style-name="P14" loext:marker-style-name="T9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9">Мария Кюри</text:span><text:span text:style-name="T9"/></text:p>
              </text:list-item>
            </text:list>
          </table:table-cell>
          <table:table-cell table:style-name="Table1.A1" office:value-type="string">
            <text:p text:style-name="P15" loext:marker-style-name="T9">Заикин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1" loext:marker-style-name="T7"><text:span text:style-name="T7">Обзор</text:span><text:span text:style-name="T10"> </text:span><text:span text:style-name="T7">научной</text:span><text:span text:style-name="T11"> </text:span><text:span text:style-name="T7">базы</text:span><text:span text:style-name="T12"> </text:span><text:span text:style-name="T7">наноэлектроники</text:span></text:p>
              </text:list-item>
            </text:list>
          </table:table-cell>
          <table:table-cell table:style-name="Table1.A1" office:value-type="string">
            <text:p text:style-name="P16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Влияние квантоворазмерных эффектов на свойства п/п материалов.</text:span><text:span text:style-name="T7"/></text:p>
              </text:list-item>
            </text:list>
          </table:table-cell>
          <table:table-cell table:style-name="Table1.A1" office:value-type="string">
            <text:p text:style-name="P13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Явления и устройства спинтроники.</text:span><text:span text:style-name="T7"/></text:p>
              </text:list-item>
            </text:list>
          </table:table-cell>
          <table:table-cell table:style-name="Table1.A1" office:value-type="string">
            <text:p text:style-name="P13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Суперкомпьютер и нейросетевое управление.</text:span><text:span text:style-name="T7"/></text:p>
              </text:list-item>
            </text:list>
          </table:table-cell>
          <table:table-cell table:style-name="Table1.A1" office:value-type="string">
            <text:p text:style-name="P17" loext:marker-style-name="T7">Ковынк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Клеточный автомат как диссипативная система.</text:span><text:span text:style-name="T7"/></text:p>
              </text:list-item>
            </text:list>
          </table:table-cell>
          <table:table-cell table:style-name="Table1.A1" office:value-type="string">
            <text:p text:style-name="P17" loext:marker-style-name="T7">Соловьё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Синергетика мозга. </text:span><text:span text:style-name="T13">Blue</text:span><text:span text:style-name="T7"> </text:span><text:span text:style-name="T13">Brain</text:span><text:span text:style-name="T7"> проект.</text:span></text:p>
              </text:list-item>
            </text:list>
          </table:table-cell>
          <table:table-cell table:style-name="Table1.A1" office:value-type="string">
            <text:p text:style-name="P17" loext:marker-style-name="T7">Мякотин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Соотношение определенности и случайности в физических законах.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Хаотическая динамика одномерных отображений. 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араллельное программирование и квантовый подход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осмические технологии. Радиоастроном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Тюлих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Флюоресценция и люминесценц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Гепал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Фотонное и световое эхо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Модель Изинга и её компьютерная реализация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лазменные процессы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Котляр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рохождение частиц через кристалл: подходы, модели, моделирование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ext:soft-page-break/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Суперконденсаторы – современные устройства для аккумулирования электрической энергии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Сверхпроводники и </text:span><text:span text:style-name="T14">сверхпроводниковые чипы</text:span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роизводство микропроцессоров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Электреты и их использование в науке и производстве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ые вычисления: квантовые компьютеры и квантовые симуляторы</text:span><text:span text:style-name="T7"/></text:p>
              </text:list-item>
            </text:list>
          </table:table-cell>
          <table:table-cell table:style-name="Table1.A1" office:value-type="string">
            <text:p text:style-name="P21" loext:marker-style-name="T7">Политучая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ые технологии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Храм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ая и постквантовая криптограф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Бабошкина</text:p>
          </table:table-cell>
        </table:table-row>
        <table:table-row table:style-name="Table1.52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ая сенсорика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ая запутанность 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Салдин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Фотонный компьютер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ые сети и их перспективы</text:span><text:span text:style-name="T7"/></text:p>
              </text:list-item>
            </text:list>
          </table:table-cell>
          <table:table-cell table:style-name="Table1.A1" office:value-type="string">
            <text:p text:style-name="P21" loext:marker-style-name="T7">Гоже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Методы структурной диагностики: КТ и МРТ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Анофрик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Резисторно-диодная логика: способы реализации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Системы обработки информационных сигналов на основе магнонных структур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арадигма резервуарных вычислений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Полуэкт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Искусственный интеллект для атома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Хемоинформатика для кодирования молекул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5">Компьютерные системы на ядерных и радиологических установках (</text:span><text:span text:style-name="Strong_20_Emphasis"><text:span text:style-name="T16">Архитектура кибербезопасности АЭС)</text:span></text:span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Алгоритм Шора</text:span><text:span text:style-name="T7"/></text:p>
              </text:list-item>
            </text:list>
          </table:table-cell>
          <table:table-cell table:style-name="Table1.A1" office:value-type="string">
            <text:p text:style-name="P21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ая телепортац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Марзбек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Никола Тесла и его изобретен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Мурсал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Магнитные ловушки. МГД-генераторы.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Явления магнитосопротивления в гетероструктурах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Туннельный эффект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Торопыгин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Эмиссионные явления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7">Теорема Блоха и зоны Бриллюэна</text:span><text:span text:style-name="T18"/></text:p>
              </text:list-item>
            </text:list>
          </table:table-cell>
          <table:table-cell table:style-name="Table1.A1" office:value-type="string">
            <text:p text:style-name="P20" loext:marker-style-name="T7">Кашевар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9">Квантовые распределения</text:span><text:span text:style-name="T19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7">Переходы Джозефсона и Джозефсоновская генерация</text:span><text:span text:style-name="T18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Взаимодействие излучения с атмосферой</text:span><text:span text:style-name="T1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Действие магнитного поля на объекты</text:span><text:span text:style-name="T1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Компьютерное зрение</text:span><text:span text:style-name="T17"/></text:p>
              </text:list-item>
            </text:list>
          </table:table-cell>
          <table:table-cell table:style-name="Table1.A1" office:value-type="string">
            <text:p text:style-name="P20" loext:marker-style-name="T7">Смирн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Парадокс Эйнштейна-Подольского-Розена. Парадоксы квантовых измерений</text:span><text:span text:style-name="T17"/></text:p>
              </text:list-item>
            </text:list>
          </table:table-cell>
          <table:table-cell table:style-name="Table1.A1" office:value-type="string">
            <text:p text:style-name="P22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Фарадей и его изобретения</text:span><text:span text:style-name="T17"/></text:p>
              </text:list-item>
            </text:list>
          </table:table-cell>
          <table:table-cell table:style-name="Table1.A1" office:value-type="string">
            <text:p text:style-name="P20" loext:marker-style-name="T7">Орлиогло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23" loext:marker-style-name="T17"/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23" loext:marker-style-name="T17"/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23" loext:marker-style-name="T17"/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23" loext:marker-style-name="T17"/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</table:table>
      <text:p text:style-name="P24" loext:marker-style-name="T20"/>
      <text:p text:style-name="P25">Свои темы: </text:p>
      <text:p text:style-name="P26" loext:marker-style-name="T20"><text:span text:style-name="T21">Электролитические конденсаторы — </text:span>Лазарева,</text:p>
      <text:p text:style-name="P27" loext:marker-style-name="T20">Парадоксы квантовых измерений — Толстов.</text:p>
      <text:p text:style-name="P27" loext:marker-style-name="T20"/>
      <text:p text:style-name="P28" loext:marker-style-name="T22"><text:span text:style-name="T22">Методические рекомендации по подготовке и оформлению эссе (реферата):</text:span><text:span text:style-name="T22"/></text:p>
      <text:p text:style-name="P28" loext:marker-style-name="T20"><text:span text:style-name="T20">Студент должен выполнить одно эссе на заданную тему. Эссе выполняется в письменном/электронном виде не более 20-25 печатных страниц и посвящены актуальным </text:span><text:soft-page-break/><text:span text:style-name="T20">вопросам изучаемой темы, содержат краткую информацию о важных достижениях, обзор последних публикаций, используя не менее 5 источников из проверенных баз данных (</text:span><text:span text:style-name="T23">elibrary, Scopus</text:span><text:span text:style-name="T20"> и др.), </text:span><text:span text:style-name="T24">собственную</text:span><text:span text:style-name="T20"> оценку перспективности (бесперспективности) предлагаемых направлений совершенствования исследуемого вопроса. В заключительной части эссе необходимо сделать выводы. Эссе должно быть представлено в электронном виде. </text:span><text:span text:style-name="T14">Текст эссе должен быть на формате А4, шрифт Times New Roman, размер шрифта 12 пт., междустрочный интервал – 1,0, поля страницы: верхнее 2 см; нижнее – 2 см, левое – 3 см, правое – 1 см. Абзац начинается с красной строки (отступ 1,25 см). Текст должен быть выровнен по ширине. Используемые формулы, экспериментальные данные и нормативные материалы должны иметь ссылки на источник, откуда они заимствованы. В тексте эссе не допускается: применять обороты разговорной речи, должны применяться научно-технические термины, обозначение и определения, установленные соответствующими стандартами; сокращать слова за исключением общепринятых сокращённых обозначений, сокращать обозначения единиц физических величин, если они употребляются без цифр, за исключением единиц физических величин в головках и боковинах таблиц и в расшифровках буквенных обозначений, входящих в формулы и рисунки. Если эссе будет оформлено не по требованиям, баллы за работу будут снижаться на 1/3. Оригинальность эссе должна быть не менее 50%.</text:span></text:p>
      <text:p text:style-name="Standard" loext:marker-style-name="T25"><text:span text:style-name="T25">За выполненное по всем требованиям эссе студент получает 10 баллов.</text:span><text:span text:style-name="T25"/></text:p>
      <text:p text:style-name="P29" loext:marker-style-name="T14"/>
      <text:p text:style-name="P28" loext:marker-style-name="T22"><text:span text:style-name="T22">Методические рекомендации по подготовке сообщения:</text:span><text:span text:style-name="T22"/></text:p>
      <text:p text:style-name="P28" loext:marker-style-name="T20"><text:span text:style-name="T26">В качестве темы доклада студент может воспользоваться рекомендуемым списком или предложить свою тему. Студент выступает с подготовленным сообщением на одном из занятий в конце семестра. </text:span><text:span text:style-name="T14">Выступление должно состоять из трех частей – вступления (10-15% общего времени), основной части (60-70%) и заключения (20-25%). Сообщение представляет собой сжатую информацию, которая носит характер уточнения или обобщения, несёт новизну, отражает современный и собственный взгляд на тему.</text:span><text:span text:style-name="T26"> </text:span><text:span text:style-name="T14">Выступающий должен хорошо знать материал по теме своего выступления, быстро и свободно ориентироваться в нем; недопустимо читать текст с листа или слайда. Речь докладчика должна быть четкой, умеренного темпа. Докладчик должен иметь зрительный контакт с аудиторией.</text:span><text:span text:style-name="T26"> Необходимо быть готовым отвечать на дополнительные вопросы со стороны преподавателя и других обучающихся, это служит критерием понимания выполненной работы. </text:span><text:span text:style-name="T20">Выступления на студенческих конференциях поощряется дополнительными баллами.</text:span></text:p>
      <text:p text:style-name="Standard" loext:marker-style-name="T25"><text:span text:style-name="T25">За выступление с сообщением по теме эссе студент получает 5 баллов.</text:span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HiddenHorzOCR" svg:font-family="HiddenHorzOCR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1" fo:font-family="Cambria" style:font-family-generic="swiss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3.5pt" fo:font-weight="bold" style:font-size-asian="13.5pt" style:language-asian="ru" style:country-asian="RU" style:font-weight-asian="bold" style:font-size-complex="13.5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.353cm" style:contextual-spacing="true" fo:text-align="start" style:justify-single-word="false"/>
      <style:text-properties style:font-name-asian="Calibri2" style:font-family-asian="Calibri" style:font-family-generic-asian="system" style:font-pitch-asian="variabl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 loext:linked-style-name="List_20_Paragraph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2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9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3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4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Ольга</meta:initial-creator>
    <meta:editing-cycles>19</meta:editing-cycles>
    <meta:print-date>2023-09-03T14:58:00</meta:print-date>
    <meta:creation-date>2023-09-03T14:43:00</meta:creation-date>
    <dc:date>2024-10-29T22:04:09.205208788</dc:date>
    <meta:editing-duration>PT4H38M51S</meta:editing-duration>
    <meta:generator>LibreOffice/24.8.2.1$Linux_X86_64 LibreOffice_project/480$Build-1</meta:generator>
    <meta:document-statistic meta:table-count="1" meta:image-count="0" meta:object-count="0" meta:page-count="3" meta:paragraph-count="118" meta:word-count="789" meta:character-count="6141" meta:non-whitespace-character-count="5534"/>
    <meta:user-defined meta:name="AppVersion">12.0000</meta:user-defined>
    <meta:user-defined meta:name="Company">Hewlett-Packard</meta:user-defined>
    <meta:template xlink:type="simple" xlink:actuate="onRequest" xlink:title="Normal.dotm" xlink:href=""/>
  </office:meta>
</office:document-meta>
</file>